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erif" svg:font-family="LiberationSerif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2" style:family="paragraph" style:parent-style-name="Standard" style:list-style-name="">
      <style:paragraph-properties fo:text-align="start" style:justify-single-word="false" style:text-autospace="none"/>
    </style:style>
    <style:style style:name="T1" style:family="text">
      <style:text-properties style:font-name="LiberationSerif" fo:font-size="12pt" style:font-name-asian="LiberationSerif" style:font-size-asian="12pt" style:font-name-complex="LiberationSerif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iza la siguiente propuesta:</text:p>
      <text:p text:style-name="Standard">Vamos a desarrollar un juego llamado Star Battle. Tendrá una versión web y una versión móvil también, por lo que necesitaremos el tipo de tecnología que nos permite esta versatilidad.</text:p>
      <text:p text:style-name="Standard">Será posible jugar con un solo dispositivo, contra un IA o contra otros contendientes remotos a través de Internet.</text:p>
      <text:p text:style-name="Standard">Necesitaremos un alojamiento web con un gran ancho de banda, ya que queremos que los juegos de Internet se desarrollen sin problemas.</text:p>
      <text:p text:style-name="Standard">Además, utilizaremos una base de datos Oracle para almacenar usuarios y juegos, siempre siguiendo la normativa de protección de datos.</text:p>
      <text:p text:style-name="Standard">En un juego, habrá dos contendientes, uno será la Flota Estelar y el otro será el Imperio Klingon. Estos jugadores pueden ser usuarios registrados (deben iniciar sesión en la aplicación) o usuarios invitados.</text:p>
      <text:p text:style-name="Standard">Los usuarios registrados elegirán si son Starfleet o Klingon Empire, pero los usuarios invitados solo podrán elegir Klingon Empire. Cada contendiente tendrá una flota de naves estelares con 6 naves estelares y cada nave tendrá 2 cañones diferentes (cañón láser, cañón de plasma, etc.)</text:p>
      <text:p text:style-name="Standard">En primer lugar, los usuarios elegirán un nivel (1,2 o 3) que se refiera a la dificultad del juego.</text:p>
      <text:p text:style-name="Standard">Cada nave espacial se colocará en una coordenada (x, y) de la cuadrícula del juego y el juego comenzará.</text:p>
      <text:p text:style-name="Standard">Cada jugador disparará alternativamente a una coordenada eligiendo qué barco y arma usar. Cada arma tiene la opción de doble potencia y el daño al enemigo será el doble, sin embargo, significa desperdiciar el doble de munición del arma elegida.</text:p>
      <text:p text:style-name="Standard">Cada arma tiene una cantidad fija de munición que se actualiza en cada disparo. Cuando se acabe la munición, el arma no podrá volver a utilizarse, a menos que el jugador sea un usuario registrado que haya acumulado puntos de partidas victoriosas anteriores.</text:p>
      <text:p text:style-name="Standard">Cada barco tendrá un escudo que le permitirá absorber varios impactos antes de ser destruido.</text:p>
      <text:p text:style-name="Standard">Si un barco no sufre daños durante 10 turnos, será completamente reparado.</text:p>
      <text:p text:style-name="Standard">En cada turno un jugador dispara, el otro comprueba los daños de la flota e informa al contendiente si ha sido dañada o no.</text:p>
      <text:p text:style-name="Standard">El juego continúa hasta que uno de la flota es completamente destruido o la Flota Estelar se rinde (el Imperio Klingon nunca se rinde)</text:p>
      <text:p text:style-name="Standard">Cuando finalice el juego, se actualizará un ranking con los mejores jugadores y el ganador tendrá puntos añadidos a su perfil que podrá canjear por munición en otros juegos.</text:p>
      <text:p text:style-name="Standard"/>
      <text:p text:style-name="Standard">¿Que tienes que hacer?</text:p>
      <text:p text:style-name="Standard">Tendrás que escribir un documento con estas secciones:</text:p>
      <text:p text:style-name="Standard">• Una portada con el título "Análisis del juego Star Battle", grupo (1er DAW / DAM) y tu ñame.</text:p>
      <text:p text:style-name="Standard">• Una tabla de contenido</text:p>
      <text:p text:style-name="Standard">• Una introducción, explicando el proyecto a desarrollar.</text:p>
      <text:p text:style-name="Standard">• El SRS que incluye tres subsecciones (requisitos funcionales, requisitos no funcionales y requisitos del sistema) donde se deben especificar los requisitos de cada tipo, de acuerdo con la información que se puede extraer de la introducción.</text:p>
      <text:p text:style-name="Standard">• El diagrama de casos de uso del comportamiento general del proyecto.</text:p>
      <text:p text:style-name="Standard">• Dos diagramas de actividad de dos casos de uso del proyecto.</text:p>
      <text:p text:style-name="Standard"/>
      <text:p text:style-name="Standard">Evaluación</text:p>
      <text:p text:style-name="Standard">• SRS: 3 puntos</text:p>
      <text:p text:style-name="Standard">• Diagrama de casos de uso: 3 puntos</text:p>
      <text:p text:style-name="Standard">• Diagramas de actividad: 3 puntos (1,5 puntos cada uno)</text:p>
      <text:p text:style-name="Standard">• Presentación (portada, limpieza, claridad, etc): 1 punto</text:p>
      <text:p text:style-name="Standard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erif" svg:font-family="LiberationSerif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fri </meta:initial-creator>
    <meta:creation-date>2020-10-21T22:07:05.82</meta:creation-date>
    <dc:date>2020-10-22T15:25:51.77</dc:date>
    <meta:editing-duration>PT7H54M41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29" meta:word-count="533" meta:character-count="3189"/>
  </office:meta>
</office:document-meta>
</file>